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questPath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equals( @ Nullable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questPath.validateContextPath( String fullPath , String context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RequestPath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Pa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pathWithin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initContextPath( PathContainer path , @ Nullable String context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equestPath.DefaultRequestPath( String rawPath , @ Nullable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Path.extractPathWithinApplication( PathContainer fullPath , PathContainer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modify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Path.DefaultRequestPath( RequestPath requestPath ,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